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33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53.76mm"/>
    </style:style>
    <style:style style:name="co4" style:family="table-column">
      <style:table-column-properties fo:break-before="auto" style:column-width="93.47mm"/>
    </style:style>
    <style:style style:name="co5" style:family="table-column">
      <style:table-column-properties fo:break-before="auto" style:column-width="34.7mm"/>
    </style:style>
    <style:style style:name="co6" style:family="table-column">
      <style:table-column-properties fo:break-before="auto" style:column-width="26.2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arfadet_stepper_driver_TMC513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Farfadet – TMC5130 stepper motor driver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 calcext:value-type="string">
            <text:p>Tom Magnier – Rev1.1 – 01/2018</text:p>
          </table:table-cell>
          <table:table-cell table:style-name="ce2" table:number-columns-repeated="1021"/>
        </table:table-row>
        <table:table-row table:style-name="ro2"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igikey part #</text:p>
          </table:table-cell>
          <table:table-cell table:style-name="ce2" office:value-type="string" calcext:value-type="string">
            <text:p>Digikey unit price (EUR, qty 10)</text:p>
          </table:table-cell>
          <table:table-cell table:style-name="ce2" office:value-type="string" calcext:value-type="string">
            <text:p>Digikey total price</text:p>
          </table:table-cell>
          <table:table-cell table:style-name="ce2" table:number-columns-repeated="1015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, 50V</text:p>
          </table:table-cell>
          <table:table-cell office:value-type="string" calcext:value-type="string">
            <text:p>CP_Elec_8x10.5</text:p>
          </table:table-cell>
          <table:table-cell office:value-type="string" calcext:value-type="string">
            <text:p><text:a xlink:href="https://www.digikey.fr/product-detail/fr/panasonic-electronic-components/EEE-FT1H221AP/PCE5025CT-ND/2652080" xlink:type="simple">PCE5025CT-ND</text:a></text:p>
          </table:table-cell>
          <table:table-cell office:value-type="float" office:value="0.593" calcext:value-type="float">
            <text:p>0,593</text:p>
          </table:table-cell>
          <table:table-cell table:formula="of:=[.F5]*[.B5]" office:value-type="float" office:value="0.593" calcext:value-type="float">
            <text:p>0,5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7,C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_0603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string" calcext:value-type="string">
            <text:p>C18,C19,C20,C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pF, 100V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<text:a xlink:href="https://www.digikey.fr/product-detail/fr/murata-electronics-north-america/GCM1885C2A471JA16D/490-4949-1-ND/1765268" xlink:type="simple">490-4949-1-ND</text:a></text:p>
          </table:table-cell>
          <table:table-cell office:value-type="float" office:value="0.064" calcext:value-type="float">
            <text:p>0,064</text:p>
          </table:table-cell>
          <table:table-cell table:formula="of:=[.F7]*[.B7]" office:value-type="float" office:value="0.256" calcext:value-type="float">
            <text:p>0,25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2,C4,C5,C10,C15,C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F, 16V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<text:a xlink:href="https://www.digikey.fr/product-detail/fr/tdk-corporation/CGA3E2X7R1H104K080AA/445-5666-1-ND/2443706" xlink:type="simple">445-5666-1-ND</text:a></text:p>
          </table:table-cell>
          <table:table-cell office:value-type="float" office:value="0.026" calcext:value-type="float">
            <text:p>0,026</text:p>
          </table:table-cell>
          <table:table-cell table:formula="of:=[.F8]*[.B8]" office:value-type="float" office:value="0.156" calcext:value-type="float">
            <text:p>0,15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3,C11,C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uF, 50V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<text:a xlink:href="https://www.digikey.fr/product-detail/fr/tdk-corporation/CGA3E2X7R1H104K080AA/445-5666-1-ND/2443706" xlink:type="simple">445-5666-1-ND</text:a></text:p>
          </table:table-cell>
          <table:table-cell office:value-type="float" office:value="0.026" calcext:value-type="float">
            <text:p>0,026</text:p>
          </table:table-cell>
          <table:table-cell table:formula="of:=[.F9]*[.B9]" office:value-type="float" office:value="0.078" calcext:value-type="float">
            <text:p>0,07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, 10V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<text:a xlink:href="https://www.digikey.fr/product-detail/fr/samsung-electro-mechanics-america-inc/CL21A106KPFNNNG/1276-6456-1-ND/5958084" xlink:type="simple">1276-6456-1-ND</text:a></text:p>
          </table:table-cell>
          <table:table-cell office:value-type="float" office:value="0.068" calcext:value-type="float">
            <text:p>0,068</text:p>
          </table:table-cell>
          <table:table-cell table:formula="of:=[.F10]*[.B10]" office:value-type="float" office:value="0.068" calcext:value-type="float">
            <text:p>0,06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7,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, 10V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<text:a xlink:href="https://www.digikey.fr/product-detail/fr/samsung-electro-mechanics-america-inc/CL21F475ZPFNNNG/1276-6500-1-ND/5958128" xlink:type="simple">1276-6500-1-ND</text:a></text:p>
          </table:table-cell>
          <table:table-cell office:value-type="float" office:value="0.06" calcext:value-type="float">
            <text:p>0,06</text:p>
          </table:table-cell>
          <table:table-cell table:formula="of:=[.F11]*[.B11]" office:value-type="float" office:value="0.12" calcext:value-type="float">
            <text:p>0,1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F, 63V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<text:a xlink:href="https://www.digikey.fr/product-detail/fr/kemet/C0603C223K1RACTU/399-3476-1-ND/754769" xlink:type="simple">399-3476-1-ND</text:a></text:p>
          </table:table-cell>
          <table:table-cell office:value-type="float" office:value="0.028" calcext:value-type="float">
            <text:p>0,028</text:p>
          </table:table-cell>
          <table:table-cell table:formula="of:=[.F12]*[.B12]" office:value-type="float" office:value="0.028" calcext:value-type="float">
            <text:p>0,02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A, 50V</text:p>
          </table:table-cell>
          <table:table-cell office:value-type="string" calcext:value-type="string">
            <text:p>D_SMA</text:p>
          </table:table-cell>
          <table:table-cell office:value-type="string" calcext:value-type="string">
            <text:p><text:a xlink:href="https://www.digikey.fr/product-detail/fr/diodes-incorporated/B250A-13-F/B250A-FDICT-ND/768810" xlink:type="simple">B250A-FDICT-ND</text:a></text:p>
          </table:table-cell>
          <table:table-cell office:value-type="float" office:value="0.312" calcext:value-type="float">
            <text:p>0,312</text:p>
          </table:table-cell>
          <table:table-cell table:formula="of:=[.F13]*[.B13]" office:value-type="float" office:value="0.312" calcext:value-type="float">
            <text:p>0,31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2,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5V0L2B3W</text:p>
          </table:table-cell>
          <table:table-cell office:value-type="string" calcext:value-type="string">
            <text:p>SOT-323_SC-70</text:p>
          </table:table-cell>
          <table:table-cell office:value-type="string" calcext:value-type="string">
            <text:p><text:a xlink:href="https://www.digikey.fr/product-detail/fr/diodes-incorporated/D5V0L2B3W-7/D5V0L2B3W-7DICT-ND/2918820" xlink:type="simple">D5V0L2B3W-7DICT-ND</text:a></text:p>
          </table:table-cell>
          <table:table-cell office:value-type="float" office:value="0.226" calcext:value-type="float">
            <text:p>0,226</text:p>
          </table:table-cell>
          <table:table-cell table:formula="of:=[.F14]*[.B14]" office:value-type="float" office:value="0.452" calcext:value-type="float">
            <text:p>0,45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<text:a xlink:href="https://www.digikey.fr/product-detail/fr/rohm-semiconductor/SML-D12M8WT86/511-1578-1-ND/1641810" xlink:type="simple">511-1578-1-ND</text:a></text:p>
          </table:table-cell>
          <table:table-cell office:value-type="float" office:value="0.21" calcext:value-type="float">
            <text:p>0,21</text:p>
          </table:table-cell>
          <table:table-cell table:formula="of:=[.F15]*[.B15]" office:value-type="float" office:value="0.21" calcext:value-type="float">
            <text:p>0,2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<text:a xlink:href="https://www.digikey.fr/product-detail/fr/osram-opto-semiconductors-inc/LS-Q976-NR-1/475-2512-1-ND/1802639" xlink:type="simple">475-2512-1-ND</text:a></text:p>
          </table:table-cell>
          <table:table-cell office:value-type="float" office:value="0.212" calcext:value-type="float">
            <text:p>0,212</text:p>
          </table:table-cell>
          <table:table-cell table:formula="of:=[.F16]*[.B16]" office:value-type="float" office:value="0.212" calcext:value-type="float">
            <text:p>0,21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A, 60V</text:p>
          </table:table-cell>
          <table:table-cell office:value-type="string" calcext:value-type="string">
            <text:p>Fuse_SMD2920</text:p>
          </table:table-cell>
          <table:table-cell office:value-type="string" calcext:value-type="string">
            <text:p><text:a xlink:href="https://www.digikey.fr/product-detail/fr/littelfuse-inc/2920L110-60MR/F8134CT-ND/6234828" xlink:type="simple">F8134CT-ND</text:a></text:p>
          </table:table-cell>
          <table:table-cell office:value-type="float" office:value="0.614" calcext:value-type="float">
            <text:p>0,614</text:p>
          </table:table-cell>
          <table:table-cell table:formula="of:=[.F17]*[.B17]" office:value-type="float" office:value="0.614" calcext:value-type="float">
            <text:p>0,61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H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tsink</text:p>
          </table:table-cell>
          <table:table-cell office:value-type="string" calcext:value-type="string">
            <text:p>Heatsink_Adhesive_10x10mm</text:p>
          </table:table-cell>
          <table:table-cell office:value-type="string" calcext:value-type="string">
            <text:p><text:a xlink:href="https://www.digikey.fr/product-detail/fr/assmann-wsw-components/V2017B/AE10837-ND/3511410" xlink:type="simple">AE10837-ND</text:a></text:p>
          </table:table-cell>
          <table:table-cell office:value-type="float" office:value="0.48" calcext:value-type="float">
            <text:p>0,48</text:p>
          </table:table-cell>
          <table:table-cell table:formula="of:=[.F18]*[.B18]" office:value-type="float" office:value="0.48" calcext:value-type="float">
            <text:p>0,4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11,J2,J1,J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Molex_PicoBlade_53261-0371_03x1.25mm_Angled</text:p>
          </table:table-cell>
          <table:table-cell office:value-type="string" calcext:value-type="string">
            <text:p><text:a xlink:href="https://www.digikey.fr/product-detail/fr/molex-llc/0532610371/WM7621CT-ND/699108" xlink:type="simple">WM7621CT-ND</text:a></text:p>
          </table:table-cell>
          <table:table-cell office:value-type="float" office:value="0.84" calcext:value-type="float">
            <text:p>0,84</text:p>
          </table:table-cell>
          <table:table-cell table:formula="of:=[.F19]*[.B19]" office:value-type="float" office:value="3.36" calcext:value-type="float">
            <text:p>3,3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TerminalBlock_Pheonix_MPT-2.54mm_4pol</text:p>
          </table:table-cell>
          <table:table-cell office:value-type="string" calcext:value-type="string">
            <text:p><text:a xlink:href="https://www.digikey.fr/product-detail/fr/on-shore-technology-inc/OSTVN04A150/ED10563-ND/1588864" xlink:type="simple">ED10563-ND</text:a></text:p>
          </table:table-cell>
          <table:table-cell office:value-type="float" office:value="1.17" calcext:value-type="float">
            <text:p>1,17</text:p>
          </table:table-cell>
          <table:table-cell table:formula="of:=[.F20]*[.B20]" office:value-type="float" office:value="1.17" calcext:value-type="float">
            <text:p>1,1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JACK_ALIM</text:p>
          </table:table-cell>
          <table:table-cell office:value-type="string" calcext:value-type="string">
            <text:p><text:a xlink:href="https://www.digikey.fr/product-detail/fr/cui-inc/PJ-202A/CP-202A-ND/252007" xlink:type="simple">CP-202A-ND</text:a></text:p>
          </table:table-cell>
          <table:table-cell office:value-type="float" office:value="0.473" calcext:value-type="float">
            <text:p>0,473</text:p>
          </table:table-cell>
          <table:table-cell table:formula="of:=[.F21]*[.B21]" office:value-type="float" office:value="0.473" calcext:value-type="float">
            <text:p>0,47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Pin_Header_Straight_2x10_Pitch1.27mm_SMD</text:p>
          </table:table-cell>
          <table:table-cell table:style-name="ce4" table:number-columns-repeated="2"/>
          <table:table-cell table:style-name="ce4" table:formula="of:=[.F22]*[.B2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Pin_Header_Straight_2x05_Pitch1.27mm_SMD</text:p>
          </table:table-cell>
          <table:table-cell office:value-type="string" calcext:value-type="string">
            <text:p><text:a xlink:href="https://www.digikey.fr/product-detail/fr/amphenol-fci/20021121-00010C4LF/609-3695-1-ND/2209147" xlink:type="simple">609-3695-1-ND</text:a></text:p>
          </table:table-cell>
          <table:table-cell office:value-type="float" office:value="0.588" calcext:value-type="float">
            <text:p>0,588</text:p>
          </table:table-cell>
          <table:table-cell table:formula="of:=[.F23]*[.B23]" office:value-type="float" office:value="0.588" calcext:value-type="float">
            <text:p>0,58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1,R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_0603</text:p>
          </table:table-cell>
          <table:table-cell table:style-name="Default"/>
          <table:table-cell/>
          <table:table-cell table:formula="of:=[.F24]*[.B2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12,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<text:a xlink:href="https://www.digikey.fr/product-detail/fr/yageo/RC0603JR-074K7L/311-4.7KGRCT-ND/729732" xlink:type="simple">311-4.7KGRCT-ND</text:a></text:p>
          </table:table-cell>
          <table:table-cell office:value-type="float" office:value="0.009" calcext:value-type="float">
            <text:p>0,009</text:p>
          </table:table-cell>
          <table:table-cell table:formula="of:=[.F25]*[.B25]" office:value-type="float" office:value="0.018" calcext:value-type="float">
            <text:p>0,01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<text:a xlink:href="https://www.digikey.fr/product-detail/fr/yageo/RC0603JR-0710RL/311-10GRCT-ND/729646" xlink:type="simple">311-10GRCT-ND</text:a></text:p>
          </table:table-cell>
          <table:table-cell office:value-type="float" office:value="0.009" calcext:value-type="float">
            <text:p>0,009</text:p>
          </table:table-cell>
          <table:table-cell table:formula="of:=[.F26]*[.B26]" office:value-type="float" office:value="0.009" calcext:value-type="float">
            <text:p>0,00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<text:a xlink:href="https://www.digikey.fr/product-detail/fr/yageo/RC0603JR-072K2L/311-2.2KGRCT-ND/729676" xlink:type="simple">311-2.2KGRCT-ND</text:a></text:p>
          </table:table-cell>
          <table:table-cell office:value-type="float" office:value="0.009" calcext:value-type="float">
            <text:p>0,009</text:p>
          </table:table-cell>
          <table:table-cell table:formula="of:=[.F27]*[.B27]" office:value-type="float" office:value="0.009" calcext:value-type="float">
            <text:p>0,00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4,R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12 0.5W</text:p>
          </table:table-cell>
          <table:table-cell office:value-type="string" calcext:value-type="string">
            <text:p>R_1206</text:p>
          </table:table-cell>
          <table:table-cell office:value-type="string" calcext:value-type="string">
            <text:p><text:a xlink:href="https://www.digikey.fr/product-detail/fr/yageo/RL1206FR-7W0R12L/311-.12LYCT-ND/3886125" xlink:type="simple">311-.12LYCT-ND</text:a></text:p>
          </table:table-cell>
          <table:table-cell office:value-type="float" office:value="0.285" calcext:value-type="float">
            <text:p>0,285</text:p>
          </table:table-cell>
          <table:table-cell table:formula="of:=[.F28]*[.B28]" office:value-type="float" office:value="0.57" calcext:value-type="float">
            <text:p>0,5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6,R1,R9,R15,R7,R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<text:a xlink:href="https://www.digikey.fr/product-detail/fr/yageo/RC0603JR-0710KL/311-10KGRCT-ND/729647" xlink:type="simple">311-10KGRCT-ND</text:a></text:p>
          </table:table-cell>
          <table:table-cell office:value-type="float" office:value="0.009" calcext:value-type="float">
            <text:p>0,009</text:p>
          </table:table-cell>
          <table:table-cell table:formula="of:=[.F29]*[.B29]" office:value-type="float" office:value="0.054" calcext:value-type="float">
            <text:p>0,05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8,R10,R13,R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<text:a xlink:href="https://www.digikey.fr/product-detail/fr/yageo/RC0603JR-070RL/311-0.0GRCT-ND/729622" xlink:type="simple">311-0.0GRCT-ND</text:a></text:p>
          </table:table-cell>
          <table:table-cell office:value-type="float" office:value="0.008" calcext:value-type="float">
            <text:p>0,008</text:p>
          </table:table-cell>
          <table:table-cell table:formula="of:=[.F30]*[.B30]" office:value-type="float" office:value="0.032" calcext:value-type="float">
            <text:p>0,03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Trimmer-EVM3E</text:p>
          </table:table-cell>
          <table:table-cell office:value-type="string" calcext:value-type="string">
            <text:p><text:a xlink:href="https://www.digikey.fr/product-detail/fr/bourns-inc/TC33X-2-103E/TC33X-103ECT-ND/612911" xlink:type="simple">TC33X-103ECT-ND</text:a></text:p>
          </table:table-cell>
          <table:table-cell office:value-type="float" office:value="0.235" calcext:value-type="float">
            <text:p>0,235</text:p>
          </table:table-cell>
          <table:table-cell table:formula="of:=[.F31]*[.B31]" office:value-type="float" office:value="0.235" calcext:value-type="float">
            <text:p>0,23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3A24159DGSR</text:p>
          </table:table-cell>
          <table:table-cell office:value-type="string" calcext:value-type="string">
            <text:p>TSSOP-10_3x3mm_Pitch0.5mm</text:p>
          </table:table-cell>
          <table:table-cell office:value-type="string" calcext:value-type="string">
            <text:p><text:a xlink:href="https://www.digikey.fr/product-detail/fr/texas-instruments/TS3A24159DGSR/296-21913-1-ND/1629266" xlink:type="simple">296-21913-1-ND</text:a></text:p>
          </table:table-cell>
          <table:table-cell office:value-type="float" office:value="0.812" calcext:value-type="float">
            <text:p>0,812</text:p>
          </table:table-cell>
          <table:table-cell table:formula="of:=[.F32]*[.B32]" office:value-type="float" office:value="0.812" calcext:value-type="float">
            <text:p>0,81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V4264-2ST50</text:p>
          </table:table-cell>
          <table:table-cell office:value-type="string" calcext:value-type="string">
            <text:p>SOT-223-3Lead_TabPin2</text:p>
          </table:table-cell>
          <table:table-cell office:value-type="string" calcext:value-type="string">
            <text:p><text:a xlink:href="https://www.digikey.fr/product-detail/fr/on-semiconductor/NCV4264-2ST50T3G/NCV4264-2ST50T3GOSCT-ND/2121724" xlink:type="simple">NCV4264-2ST50T3GOSCT-ND</text:a></text:p>
          </table:table-cell>
          <table:table-cell office:value-type="float" office:value="0.879" calcext:value-type="float">
            <text:p>0,879</text:p>
          </table:table-cell>
          <table:table-cell table:formula="of:=[.F33]*[.B33]" office:value-type="float" office:value="0.879" calcext:value-type="float">
            <text:p>0,87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365-3.3YD5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<text:a xlink:href="https://www.digikey.fr/product-detail/fr/microchip-technology/MIC5365-3.3YD5-TR/576-4085-1-ND/3671753" xlink:type="simple">576-4085-1-ND</text:a></text:p>
          </table:table-cell>
          <table:table-cell office:value-type="float" office:value="0.14" calcext:value-type="float">
            <text:p>0,14</text:p>
          </table:table-cell>
          <table:table-cell table:formula="of:=[.F34]*[.B34]" office:value-type="float" office:value="0.14" calcext:value-type="float">
            <text:p>0,1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2431P+T</text:p>
          </table:table-cell>
          <table:table-cell office:value-type="string" calcext:value-type="string">
            <text:p>TSOC-6_4x3.8mm_Pitch1.27mm</text:p>
          </table:table-cell>
          <table:table-cell office:value-type="string" calcext:value-type="string">
            <text:p><text:a xlink:href="https://www.digikey.fr/product-detail/fr/maxim-integrated/DS2431P-T-R/DS2431P-T-RCT-ND/3647900" xlink:type="simple">DS2431P+T&amp;RCT-ND</text:a></text:p>
          </table:table-cell>
          <table:table-cell office:value-type="float" office:value="1.383" calcext:value-type="float">
            <text:p>1,383</text:p>
          </table:table-cell>
          <table:table-cell table:formula="of:=[.F35]*[.B35]" office:value-type="float" office:value="1.383" calcext:value-type="float">
            <text:p>1,38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C5130A</text:p>
          </table:table-cell>
          <table:table-cell office:value-type="string" calcext:value-type="string">
            <text:p>TQFP-48-1EP_7x7mm_Pitch0.5mm</text:p>
          </table:table-cell>
          <table:table-cell office:value-type="string" calcext:value-type="string">
            <text:p><text:a xlink:href="https://www.digikey.fr/product-detail/fr/trinamic-motion-control-gmbh/TMC5130A-TA/1460-1124-ND/5030141" xlink:type="simple">1460-1124-ND</text:a></text:p>
          </table:table-cell>
          <table:table-cell office:value-type="float" office:value="4.878" calcext:value-type="float">
            <text:p>4,878</text:p>
          </table:table-cell>
          <table:table-cell table:formula="of:=[.F36]*[.B36]" office:value-type="float" office:value="4.878" calcext:value-type="float">
            <text:p>4,878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number-columns-repeated="3"/>
          <table:table-cell table:style-name="Default"/>
          <table:table-cell/>
          <table:table-cell table:formula="of:=SUM([.G5:.G36])" office:value-type="float" office:value="18.189" calcext:value-type="float">
            <text:p>18,189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Farfadet_stepper_driver_TMC5130.A4:Farfadet_stepper_driver_TMC5130.E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15:13:55.965944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.0$Linux_X86_64 LibreOffice_project/30m0$Build-2</meta:generator>
    <dc:date>2018-01-29T15:35:49.502362940</dc:date>
    <meta:editing-duration>PT1H16M1S</meta:editing-duration>
    <meta:editing-cycles>26</meta:editing-cycles>
    <meta:document-statistic meta:table-count="1" meta:cell-count="228" meta:object-count="0"/>
  </office:meta>
</office:document-meta>
</file>